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11"/>
        <table:table-column table:style-name="co1" table:number-columns-repeated="5" table:default-cell-style-name="ce6"/>
        <table:table-column table:style-name="co1" table:default-cell-style-name="ce14"/>
        <table:table-row table:style-name="ro1">
          <table:table-cell table:style-name="ce1" office:value-type="string" calcext:value-type="string">
            <text:p>BOM Maker's Mill MM1 Desktop-Fräse, UniProKit UPKlib V2.06</text:p>
          </table:table-cell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0"/>
          <table:table-cell table:style-name="ce5" office:value-type="string" calcext:value-type="string">
            <text:p>Description</text:p>
          </table:table-cell>
          <table:table-cell table:style-name="ce5" table:number-columns-repeated="4"/>
          <table:table-cell table:style-name="ce15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kapp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ür TSlot, Slot6, M6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4x12x1.6, DIN 125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lager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-Block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 Linearbea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, 4x48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ndelmutterbloc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 Mutt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3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mgn12c</text:p>
          </table:table-cell>
          <table:table-cell table:number-columns-repeated="2"/>
          <table:table-cell office:value-type="float" office:value="21032801" calcext:value-type="float">
            <text:p>21032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mgn12</text:p>
          </table:table-cell>
          <table:table-cell table:number-columns-repeated="2"/>
          <table:table-cell office:value-type="float" office:value="21032802" calcext:value-type="float">
            <text:p>21032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rriageplate-mgn12b</text:p>
          </table:table-cell>
          <table:table-cell table:number-columns-repeated="2"/>
          <table:table-cell office:value-type="float" office:value="21032810" calcext:value-type="float">
            <text:p>2103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30cyl</text:p>
          </table:table-cell>
          <table:table-cell table:number-columns-repeated="2"/>
          <table:table-cell office:value-type="float" office:value="21032809" calcext:value-type="float">
            <text:p>21032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 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g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age for MGN12H-rails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rail-435</text:p>
          </table:table-cell>
          <table:table-cell table:number-columns-repeated="2"/>
          <table:table-cell office:value-type="float" office:value="21032805" calcext:value-type="float">
            <text:p>21032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5mm MGN12H-rai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 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Nutblock1i</text:p>
          </table:table-cell>
          <table:table-cell table:number-columns-repeated="2"/>
          <table:table-cell office:value-type="float" office:value="21032808" calcext:value-type="float">
            <text:p>2103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 mit Senkmuttern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evctrl-holder</text:p>
          </table:table-cell>
          <table:table-cell table:number-columns-repeated="2"/>
          <table:table-cell office:value-type="float" office:value="21040801" calcext:value-type="float">
            <text:p>2104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er f. revctrl500wspindel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Hammermutter-m3</text:p>
          </table:table-cell>
          <table:table-cell table:number-columns-repeated="2"/>
          <table:table-cell office:value-type="float" office:value="21032803" calcext:value-type="float">
            <text:p>210328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mmermutter, M3, Slot6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8">00.00.0000</text:date>, <text:time style:data-style-name="N2" text:time-value="19:50:03.5744186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4-08T19:53:57.971574072</dc:date>
    <dc:creator>os </dc:creator>
    <meta:editing-duration>P3DT16H36M41S</meta:editing-duration>
    <meta:editing-cycles>392</meta:editing-cycles>
    <meta:generator>LibreOffice/5.2.7.2$Linux_X86_64 LibreOffice_project/20m0$Build-2</meta:generator>
    <meta:printed-by>os </meta:printed-by>
    <meta:print-date>2021-03-13T09:47:46.811521230</meta:print-date>
    <meta:document-statistic meta:table-count="1" meta:cell-count="423" meta:object-count="0"/>
  </office:meta>
</office:document-meta>
</file>